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3024in" svg:height="3.539in" svg:x="5.0031in" svg:y="1.4555in">
            <draw:object draw:notify-on-update-of-ranges="Sheet1.A2:Sheet1.A7 Sheet1.B1:Sheet1.B1 Sheet1.B2:Sheet1.B7 Sheet1.C1:Sheet1.C1 Sheet1.C2:Sheet1.C7 Sheet1.D1:Sheet1.D1 Sheet1.D2:Sheet1.D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Data Size</text:p>
          </table:table-cell>
          <table:table-cell office:value-type="string">
            <text:p>Algorithm A</text:p>
          </table:table-cell>
          <table:table-cell office:value-type="string">
            <text:p>Algorithm B</text:p>
          </table:table-cell>
          <table:table-cell office:value-type="string">
            <text:p>Algorithm 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5216">
            <text:p>0.005216</text:p>
          </table:table-cell>
          <table:table-cell office:value-type="float" office:value="0.032832">
            <text:p>0.032832</text:p>
          </table:table-cell>
          <table:table-cell office:value-type="float" office:value="0.02816">
            <text:p>0.02816</text:p>
          </table:table-cell>
        </table:table-row>
        <table:table-row table:style-name="ro1">
          <table:table-cell office:value-type="float" office:value="5000000">
            <text:p>5000000</text:p>
          </table:table-cell>
          <table:table-cell office:value-type="float" office:value="0.062976">
            <text:p>0.062976</text:p>
          </table:table-cell>
          <table:table-cell office:value-type="float" office:value="0.053728">
            <text:p>0.053728</text:p>
          </table:table-cell>
          <table:table-cell office:value-type="float" office:value="0.053248">
            <text:p>0.053248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4432">
            <text:p>0.04432</text:p>
          </table:table-cell>
          <table:table-cell office:value-type="float" office:value="0.052992">
            <text:p>0.052992</text:p>
          </table:table-cell>
          <table:table-cell office:value-type="float" office:value="0.052608">
            <text:p>0.052608</text:p>
          </table:table-cell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0.044288">
            <text:p>0.044288</text:p>
          </table:table-cell>
          <table:table-cell office:value-type="float" office:value="0.05312">
            <text:p>0.05312</text:p>
          </table:table-cell>
          <table:table-cell office:value-type="float" office:value="0.052544">
            <text:p>0.052544</text:p>
          </table:table-cell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0.04528">
            <text:p>0.04528</text:p>
          </table:table-cell>
          <table:table-cell office:value-type="float" office:value="0.053248">
            <text:p>0.053248</text:p>
          </table:table-cell>
          <table:table-cell office:value-type="float" office:value="0.052736">
            <text:p>0.052736</text:p>
          </table:table-cell>
        </table:table-row>
        <table:table-row table:style-name="ro1">
          <table:table-cell office:value-type="float" office:value="25000000">
            <text:p>25000000</text:p>
          </table:table-cell>
          <table:table-cell office:value-type="float" office:value="0.044192">
            <text:p>0.044192</text:p>
          </table:table-cell>
          <table:table-cell office:value-type="float" office:value="0.0528">
            <text:p>0.0528</text:p>
          </table:table-cell>
          <table:table-cell office:value-type="float" office:value="0.052928">
            <text:p>0.0529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2-13T23:03:55</dc:date>
    <dc:creator>Soroosh </dc:creator>
    <meta:editing-duration>P0D</meta:editing-duration>
    <meta:editing-cycles>1</meta:editing-cycles>
    <meta:document-statistic meta:table-count="1" meta:cell-count="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9cm" svg:height="8.99cm" xlink:href=".." xlink:type="simple" chart:class="chart:line" chart:style-name="ch1">
        <chart:legend chart:legend-position="end" svg:x="12.866cm" svg:y="3.698cm" style:legend-expansion="high" chart:style-name="ch2"/>
        <chart:plot-area chart:style-name="ch3" table:cell-range-address="Sheet1.A1:Sheet1.D7" chart:data-source-has-labels="both" svg:x="0.77cm" svg:y="0.851cm" svg:width="11.456cm" svg:height="7.54cm">
          <chartooo:coordinate-region svg:x="1.682cm" svg:y="1.051cm" svg:width="9.801cm" svg:height="6.693cm"/>
          <chart:axis chart:dimension="x" chart:name="primary-x" chart:style-name="ch4" chartooo:axis-type="auto">
            <chartooo:date-scale/>
            <chart:categories table:cell-range-address="Sheet1.A2:Sheet1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7" chart:label-cell-address="Sheet1.B1:Sheet1.B1" chart:class="chart:line">
            <chart:data-point chart:repeated="6"/>
          </chart:series>
          <chart:series chart:style-name="ch7" chart:values-cell-range-address="Sheet1.C2:Sheet1.C7" chart:label-cell-address="Sheet1.C1:Sheet1.C1" chart:class="chart:line">
            <chart:data-point chart:repeated="6"/>
          </chart:series>
          <chart:series chart:style-name="ch8" chart:values-cell-range-address="Sheet1.D2:Sheet1.D7" chart:label-cell-address="Sheet1.D1:Sheet1.D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orithm A</text:p>
                <draw:g>
                  <svg:desc>Sheet1.B1:Sheet1.B1</svg:desc>
                </draw:g>
              </table:table-cell>
              <table:table-cell office:value-type="string">
                <text:p>Algorithm B</text:p>
                <draw:g>
                  <svg:desc>Sheet1.C1:Sheet1.C1</svg:desc>
                </draw:g>
              </table:table-cell>
              <table:table-cell office:value-type="string">
                <text:p>Algorithm C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7</svg:desc>
                </draw:g>
              </table:table-cell>
              <table:table-cell office:value-type="float" office:value="0.005216">
                <text:p>0.005216</text:p>
                <draw:g>
                  <svg:desc>Sheet1.B2:Sheet1.B7</svg:desc>
                </draw:g>
              </table:table-cell>
              <table:table-cell office:value-type="float" office:value="0.032832">
                <text:p>0.032832</text:p>
                <draw:g>
                  <svg:desc>Sheet1.C2:Sheet1.C7</svg:desc>
                </draw:g>
              </table:table-cell>
              <table:table-cell office:value-type="float" office:value="0.02816">
                <text:p>0.02816</text:p>
                <draw:g>
                  <svg:desc>Sheet1.D2:Sheet1.D7</svg:desc>
                </draw:g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0.062976">
                <text:p>0.062976</text:p>
              </table:table-cell>
              <table:table-cell office:value-type="float" office:value="0.053728">
                <text:p>0.053728</text:p>
              </table:table-cell>
              <table:table-cell office:value-type="float" office:value="0.053248">
                <text:p>0.053248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04432">
                <text:p>0.04432</text:p>
              </table:table-cell>
              <table:table-cell office:value-type="float" office:value="0.052992">
                <text:p>0.052992</text:p>
              </table:table-cell>
              <table:table-cell office:value-type="float" office:value="0.052608">
                <text:p>0.052608</text:p>
              </table:table-cell>
            </table:table-row>
            <table:table-row>
              <table:table-cell office:value-type="float" office:value="15000000">
                <text:p>15000000</text:p>
              </table:table-cell>
              <table:table-cell office:value-type="float" office:value="0.044288">
                <text:p>0.044288</text:p>
              </table:table-cell>
              <table:table-cell office:value-type="float" office:value="0.05312">
                <text:p>0.05312</text:p>
              </table:table-cell>
              <table:table-cell office:value-type="float" office:value="0.052544">
                <text:p>0.052544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0.04528">
                <text:p>0.04528</text:p>
              </table:table-cell>
              <table:table-cell office:value-type="float" office:value="0.053248">
                <text:p>0.053248</text:p>
              </table:table-cell>
              <table:table-cell office:value-type="float" office:value="0.052736">
                <text:p>0.052736</text:p>
              </table:table-cell>
            </table:table-row>
            <table:table-row>
              <table:table-cell office:value-type="float" office:value="25000000">
                <text:p>25000000</text:p>
              </table:table-cell>
              <table:table-cell office:value-type="float" office:value="0.044192">
                <text:p>0.044192</text:p>
              </table:table-cell>
              <table:table-cell office:value-type="float" office:value="0.0528">
                <text:p>0.0528</text:p>
              </table:table-cell>
              <table:table-cell office:value-type="float" office:value="0.052928">
                <text:p>0.0529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